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VERSION CONTROL SYSTEM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esented by:</text:p>
            <text:p>Anubhav</text:p>
            <text:p>Paul John</text:p>
            <text:p>Jose M</text:p>
            <text:p>Antony PD</text:p>
            <text:p>Subhish</text:p>
            <text:p>Surentha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NUBHAV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BHISH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RENTHA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ON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OS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09:20:49.348000000</dc:date>
    <meta:editing-duration>PT5M13S</meta:editing-duration>
    <meta:editing-cycles>1</meta:editing-cycles>
    <meta:document-statistic meta:object-count="53"/>
    <meta:generator>LibreOffice/24.2.1.2$Windows_X86_64 LibreOffice_project/db4def46b0453cc22e2d0305797cf981b68ef5ac</meta:generator>
  </office:meta>
</office:document-meta>
</file>